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1" style:family="text">
      <style:text-properties fo:color="#0000ff"/>
    </style:style>
    <style:style style:name="T2" style:family="text">
      <style:text-properties fo:color="#0000ff" fo:font-size="10pt"/>
    </style:style>
    <style:style style:name="T3" style:family="text">
      <style:text-properties fo:color="#0000ff" style:font-size-asian="10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008000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ffa500"/>
    </style:style>
    <style:style style:name="T8" style:family="text">
      <style:text-properties fo:color="#ffa500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4">.tar</text:span></text:span><text:span text:style-name="T9"><text:line-break/>解包：tar xvf FileName.tar<text:line-break/>打包：tar cvf FileName.tar DirName<text:line-break/></text:span><text:span text:style-name="T6">（注：tar是打包，不是压缩！）</text:span><text:span text:style-name="T9"><text:line-break/>---------------------------------------------<text:line-break/></text:span><text:span text:style-name="Strong_20_Emphasis"><text:span text:style-name="T4">.gz</text:span></text:span><text:span text:style-name="T9"><text:line-break/>解压1：gunzip FileName.gz<text:line-break/>解压2：gzip -d FileName.gz<text:line-break/>压缩：gzip FileName<text:line-break/></text:span><text:span text:style-name="Strong_20_Emphasis"><text:span text:style-name="T4">.tar.gz 和 .tgz</text:span></text:span><text:span text:style-name="T9"><text:line-break/>解压：tar zxvf FileName.tar.gz<text:line-break/>压缩：tar zcvf FileName.tar.gz DirName<text:line-break/>---------------------------------------------<text:line-break/></text:span><text:span text:style-name="Strong_20_Emphasis"><text:span text:style-name="T4">.bz2</text:span></text:span><text:span text:style-name="T9"><text:line-break/>解压1：bzip2 -d FileName.bz2<text:line-break/>解压2：bunzip2 FileName.bz2<text:line-break/>压缩： bzip2 -z FileName<text:line-break/></text:span><text:span text:style-name="Strong_20_Emphasis"><text:span text:style-name="T4">.tar.bz2</text:span></text:span><text:span text:style-name="T9"><text:line-break/>解压：tar jxvf FileName.tar.bz2<text:line-break/>压缩：tar jcvf FileName.tar.bz2 DirName<text:line-break/>---------------------------------------------<text:line-break/></text:span><text:span text:style-name="Strong_20_Emphasis"><text:span text:style-name="T4">.bz</text:span></text:span><text:span text:style-name="T9"><text:line-break/>解压1：bzip2 -d FileName.bz<text:line-break/>解压2：bunzip2 FileName.bz<text:line-break/>压缩：</text:span><text:span text:style-name="T8">未知</text:span><text:span text:style-name="T9"><text:line-break/></text:span><text:span text:style-name="Strong_20_Emphasis"><text:span text:style-name="T4">.tar.bz</text:span></text:span><text:span text:style-name="T9"><text:line-break/>解压：tar jxvf FileName.tar.bz<text:line-break/>压缩：</text:span><text:span text:style-name="T8">未知</text:span><text:span text:style-name="T9"><text:line-break/>---------------------------------------------<text:line-break/></text:span><text:span text:style-name="Strong_20_Emphasis"><text:span text:style-name="T4">.Z</text:span></text:span><text:span text:style-name="T9"><text:line-break/>解压：uncompress FileName.Z<text:line-break/>压缩：compress FileName<text:line-break/></text:span><text:span text:style-name="Strong_20_Emphasis"><text:span text:style-name="T4">.tar.Z</text:span></text:span><text:span text:style-name="T9"><text:line-break/>解压：tar Zxvf FileName.tar.Z<text:line-break/>压缩：tar Zcvf FileName.tar.Z DirName<text:line-break/>---------------------------------------------<text:line-break/></text:span><text:span text:style-name="Strong_20_Emphasis"><text:span text:style-name="T4">.zip</text:span></text:span><text:span text:style-name="T9"><text:line-break/>解压：unzip FileName.zip<text:line-break/>压缩：zip FileName.zip DirName<text:line-break/>---------------------------------------------<text:line-break/></text:span><text:span text:style-name="Strong_20_Emphasis"><text:span text:style-name="T4">.rar</text:span></text:span><text:span text:style-name="T9"><text:line-break/>解压：rar x FileName.rar<text:line-break/>压缩：rar a FileName.rar Dir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29:40.548093351</meta:creation-date>
    <dc:date>2017-11-08T15:30:33.758833697</dc:date>
    <meta:editing-duration>PT53S</meta:editing-duration>
    <meta:editing-cycles>1</meta:editing-cycles>
    <meta:document-statistic meta:table-count="0" meta:image-count="0" meta:object-count="0" meta:page-count="1" meta:paragraph-count="1" meta:word-count="185" meta:character-count="984" meta:non-whitespace-character-count="895"/>
    <meta:generator>LibreOffice/5.1.6.2$Linux_x86 LibreOffice_project/10m0$Build-2</meta:generator>
  </office:meta>
</office:document-meta>
</file>